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5mm" svg:height="90.04mm" svg:x="242.27mm" svg:y="77.83mm">
            <draw:object draw:notify-on-update-of-ranges="Лист1.M4:Лист1.M4 Лист1.M5:Лист1.M15 Лист1.N4:Лист1.N4 Лист1.N5:Лист1.N15 Лист1.O4:Лист1.O4 Лист1.O5:Лист1.O15 Лист1.P4:Лист1.P4 Лист1.P5:Лист1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5mm" svg:height="90.04mm" svg:x="35.24mm" svg:y="77.56mm">
            <draw:object draw:notify-on-update-of-ranges="Лист1.D4:Лист1.D4 Лист1.D5:Лист1.D15 Лист1.E4:Лист1.E4 Лист1.E5:Лист1.E15 Лист1.F4:Лист1.F4 Лист1.F5:Лист1.F15 Лист1.G4:Лист1.G4 Лист1.G5:Лист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FlexLex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SMC</text:p>
          </table:table-cell>
          <table:table-cell table:number-columns-repeated="6"/>
          <table:table-cell office:value-type="string" calcext:value-type="string">
            <text:p>FlexLex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980299" calcext:value-type="float">
            <text:p>980299</text:p>
          </table:table-cell>
          <table:table-cell office:value-type="float" office:value="973765" calcext:value-type="float">
            <text:p>973765</text:p>
          </table:table-cell>
          <table:table-cell office:value-type="float" office:value="977337" calcext:value-type="float">
            <text:p>977337</text:p>
          </table:table-cell>
          <table:table-cell table:number-columns-repeated="5"/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1990073" calcext:value-type="float">
            <text:p>1990073</text:p>
          </table:table-cell>
          <table:table-cell office:value-type="float" office:value="2201916" calcext:value-type="float">
            <text:p>2201916</text:p>
          </table:table-cell>
          <table:table-cell office:value-type="float" office:value="2278231" calcext:value-type="float">
            <text:p>2278231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2995231" calcext:value-type="float">
            <text:p>2995231</text:p>
          </table:table-cell>
          <table:table-cell office:value-type="float" office:value="3785265" calcext:value-type="float">
            <text:p>3785265</text:p>
          </table:table-cell>
          <table:table-cell office:value-type="float" office:value="3594601" calcext:value-type="float">
            <text:p>3594601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4118710" calcext:value-type="float">
            <text:p>4118710</text:p>
          </table:table-cell>
          <table:table-cell office:value-type="float" office:value="4864126" calcext:value-type="float">
            <text:p>4864126</text:p>
          </table:table-cell>
          <table:table-cell office:value-type="float" office:value="4798014" calcext:value-type="float">
            <text:p>4798014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5286447" calcext:value-type="float">
            <text:p>5286447</text:p>
          </table:table-cell>
          <table:table-cell office:value-type="float" office:value="6110350" calcext:value-type="float">
            <text:p>6110350</text:p>
          </table:table-cell>
          <table:table-cell office:value-type="float" office:value="6062365" calcext:value-type="float">
            <text:p>6062365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6753010" calcext:value-type="float">
            <text:p>6753010</text:p>
          </table:table-cell>
          <table:table-cell office:value-type="float" office:value="7391969" calcext:value-type="float">
            <text:p>7391969</text:p>
          </table:table-cell>
          <table:table-cell office:value-type="float" office:value="7318644" calcext:value-type="float">
            <text:p>7318644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700000" calcext:value-type="float">
            <text:p>700000</text:p>
          </table:table-cell>
          <table:table-cell office:value-type="float" office:value="8529384" calcext:value-type="float">
            <text:p>8529384</text:p>
          </table:table-cell>
          <table:table-cell office:value-type="float" office:value="8543421" calcext:value-type="float">
            <text:p>8543421</text:p>
          </table:table-cell>
          <table:table-cell office:value-type="float" office:value="8456572" calcext:value-type="float">
            <text:p>8456572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800000" calcext:value-type="float">
            <text:p>800000</text:p>
          </table:table-cell>
          <table:table-cell office:value-type="float" office:value="9593048" calcext:value-type="float">
            <text:p>9593048</text:p>
          </table:table-cell>
          <table:table-cell office:value-type="float" office:value="9639398" calcext:value-type="float">
            <text:p>9639398</text:p>
          </table:table-cell>
          <table:table-cell office:value-type="float" office:value="9691982" calcext:value-type="float">
            <text:p>9691982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900000" calcext:value-type="float">
            <text:p>900000</text:p>
          </table:table-cell>
          <table:table-cell office:value-type="float" office:value="10542496" calcext:value-type="float">
            <text:p>10542496</text:p>
          </table:table-cell>
          <table:table-cell office:value-type="float" office:value="10651352" calcext:value-type="float">
            <text:p>10651352</text:p>
          </table:table-cell>
          <table:table-cell office:value-type="float" office:value="10652756" calcext:value-type="float">
            <text:p>10652756</text:p>
          </table:table-cell>
          <table:table-cell table:number-columns-repeated="5"/>
          <table:table-cell office:value-type="float" office:value="900000" calcext:value-type="float">
            <text:p>9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11662025" calcext:value-type="float">
            <text:p>11662025</text:p>
          </table:table-cell>
          <table:table-cell office:value-type="float" office:value="11668629" calcext:value-type="float">
            <text:p>11668629</text:p>
          </table:table-cell>
          <table:table-cell office:value-type="float" office:value="11753949" calcext:value-type="float">
            <text:p>11753949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unt of string</text:p>
          </table:table-cell>
          <table:table-cell table:number-columns-repeated="3" office:value-type="string" calcext:value-type="string">
            <text:p>clock ticks</text:p>
          </table:table-cell>
          <table:table-cell table:number-columns-repeated="5"/>
          <table:table-cell office:value-type="string" calcext:value-type="string">
            <text:p>amount of string</text:p>
          </table:table-cell>
          <table:table-cell table:number-columns-repeated="3" office:value-type="string" calcext:value-type="string">
            <text:p>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5:10:07.202400996</meta:creation-date>
    <dc:date>2020-03-16T06:13:10.575144819</dc:date>
    <meta:editing-duration>PT12M12S</meta:editing-duration>
    <meta:editing-cycles>2</meta:editing-cycles>
    <meta:generator>LibreOffice/6.0.7.3$Linux_X86_64 LibreOffice_project/00m0$Build-3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title svg:x="6.658cm" svg:y="0.316cm" chart:style-name="ch2">
          <text:p>Lab_1 timing</text:p>
        </chart:title>
        <chart:legend chart:legend-position="end" svg:x="13.435cm" svg:y="3.705cm" style:legend-expansion="high" chart:style-name="ch3"/>
        <chart:plot-area chart:style-name="ch4" table:cell-range-address="Лист1.D4:Лист1.G15" chart:data-source-has-labels="both" svg:x="1.33cm" svg:y="1.275cm" svg:width="11.786cm" svg:height="6.569cm">
          <chartooo:coordinate-region svg:x="2.877cm" svg:y="1.275cm" svg:width="9.912cm" svg:height="4.924cm"/>
          <chart:axis chart:dimension="x" chart:name="primary-x" chart:style-name="ch5" chartooo:axis-type="auto">
            <chartooo:date-scale/>
            <chart:title svg:x="6.054cm" svg:y="8.024cm" chart:style-name="ch6">
              <text:p>number of lines</text:p>
            </chart:title>
            <chart:categories table:cell-range-address="Лист1.D5:Лист1.D15"/>
          </chart:axis>
          <chart:axis chart:dimension="y" chart:name="primary-y" chart:style-name="ch5">
            <chart:title svg:x="0.451cm" svg:y="5.344cm" chart:style-name="ch7">
              <text:p>clock ticks</text:p>
            </chart:title>
            <chart:grid chart:style-name="ch8" chart:class="major"/>
          </chart:axis>
          <chart:series chart:style-name="ch9" chart:values-cell-range-address="Лист1.E5:Лист1.E15" chart:label-cell-address="Лист1.E4:Лист1.E4" chart:class="chart:line">
            <chart:data-point chart:repeated="11"/>
          </chart:series>
          <chart:series chart:style-name="ch10" chart:values-cell-range-address="Лист1.F5:Лист1.F15" chart:label-cell-address="Лист1.F4:Лист1.F4" chart:class="chart:line">
            <chart:data-point chart:repeated="11"/>
          </chart:series>
          <chart:series chart:style-name="ch11" chart:values-cell-range-address="Лист1.G5:Лист1.G15" chart:label-cell-address="Лист1.G4:Лист1.G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exLex</text:p>
                <draw:g>
                  <svg:desc>Лист1.E4:Лист1.E4</svg:desc>
                </draw:g>
              </table:table-cell>
              <table:table-cell office:value-type="string">
                <text:p>Regex</text:p>
                <draw:g>
                  <svg:desc>Лист1.F4:Лист1.F4</svg:desc>
                </draw:g>
              </table:table-cell>
              <table:table-cell office:value-type="string">
                <text:p>SMC</text:p>
                <draw:g>
                  <svg:desc>Лист1.G4:Лист1.G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D5:Лист1.D15</svg:desc>
                </draw:g>
              </table:table-cell>
              <table:table-cell office:value-type="float" office:value="0">
                <text:p>0</text:p>
                <draw:g>
                  <svg:desc>Лист1.E5:Лист1.E15</svg:desc>
                </draw:g>
              </table:table-cell>
              <table:table-cell office:value-type="float" office:value="0">
                <text:p>0</text:p>
                <draw:g>
                  <svg:desc>Лист1.F5:Лист1.F15</svg:desc>
                </draw:g>
              </table:table-cell>
              <table:table-cell office:value-type="float" office:value="0">
                <text:p>0</text:p>
                <draw:g>
                  <svg:desc>Лист1.G5:Лист1.G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80299">
                <text:p>980299</text:p>
              </table:table-cell>
              <table:table-cell office:value-type="float" office:value="973765">
                <text:p>973765</text:p>
              </table:table-cell>
              <table:table-cell office:value-type="float" office:value="977337">
                <text:p>97733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990073">
                <text:p>1990073</text:p>
              </table:table-cell>
              <table:table-cell office:value-type="float" office:value="2201916">
                <text:p>2201916</text:p>
              </table:table-cell>
              <table:table-cell office:value-type="float" office:value="2278231">
                <text:p>227823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995231">
                <text:p>2995231</text:p>
              </table:table-cell>
              <table:table-cell office:value-type="float" office:value="3785265">
                <text:p>3785265</text:p>
              </table:table-cell>
              <table:table-cell office:value-type="float" office:value="3594601">
                <text:p>359460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118710">
                <text:p>4118710</text:p>
              </table:table-cell>
              <table:table-cell office:value-type="float" office:value="4864126">
                <text:p>4864126</text:p>
              </table:table-cell>
              <table:table-cell office:value-type="float" office:value="4798014">
                <text:p>479801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286447">
                <text:p>5286447</text:p>
              </table:table-cell>
              <table:table-cell office:value-type="float" office:value="6110350">
                <text:p>6110350</text:p>
              </table:table-cell>
              <table:table-cell office:value-type="float" office:value="6062365">
                <text:p>606236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53010">
                <text:p>6753010</text:p>
              </table:table-cell>
              <table:table-cell office:value-type="float" office:value="7391969">
                <text:p>7391969</text:p>
              </table:table-cell>
              <table:table-cell office:value-type="float" office:value="7318644">
                <text:p>731864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8529384">
                <text:p>8529384</text:p>
              </table:table-cell>
              <table:table-cell office:value-type="float" office:value="8543421">
                <text:p>8543421</text:p>
              </table:table-cell>
              <table:table-cell office:value-type="float" office:value="8456572">
                <text:p>84565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593048">
                <text:p>9593048</text:p>
              </table:table-cell>
              <table:table-cell office:value-type="float" office:value="9639398">
                <text:p>9639398</text:p>
              </table:table-cell>
              <table:table-cell office:value-type="float" office:value="9691982">
                <text:p>969198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0542496">
                <text:p>10542496</text:p>
              </table:table-cell>
              <table:table-cell office:value-type="float" office:value="10651352">
                <text:p>10651352</text:p>
              </table:table-cell>
              <table:table-cell office:value-type="float" office:value="10652756">
                <text:p>1065275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662025">
                <text:p>11662025</text:p>
              </table:table-cell>
              <table:table-cell office:value-type="float" office:value="11668629">
                <text:p>11668629</text:p>
              </table:table-cell>
              <table:table-cell office:value-type="float" office:value="11753949">
                <text:p>11753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title svg:x="6.658cm" svg:y="0.316cm" chart:style-name="ch2">
          <text:p>Lab_1 timing</text:p>
        </chart:title>
        <chart:legend chart:legend-position="end" svg:x="13.435cm" svg:y="3.705cm" style:legend-expansion="high" chart:style-name="ch3"/>
        <chart:plot-area chart:style-name="ch4" table:cell-range-address="Лист1.M4:Лист1.P15" chart:data-source-has-labels="both" svg:x="1.33cm" svg:y="1.275cm" svg:width="11.786cm" svg:height="6.569cm">
          <chartooo:coordinate-region svg:x="1.766cm" svg:y="1.275cm" svg:width="11.024cm" svg:height="4.923cm"/>
          <chart:axis chart:dimension="x" chart:name="primary-x" chart:style-name="ch5" chartooo:axis-type="auto">
            <chartooo:date-scale/>
            <chart:title svg:x="6.054cm" svg:y="8.024cm" chart:style-name="ch6">
              <text:p>number of lines</text:p>
            </chart:title>
            <chart:categories table:cell-range-address="Лист1.M5:Лист1.M15"/>
          </chart:axis>
          <chart:axis chart:dimension="y" chart:name="primary-y" chart:style-name="ch5">
            <chart:title svg:x="0.451cm" svg:y="5.225cm" chart:style-name="ch7">
              <text:p>seconds</text:p>
            </chart:title>
            <chart:grid chart:style-name="ch8" chart:class="major"/>
          </chart:axis>
          <chart:series chart:style-name="ch9" chart:values-cell-range-address="Лист1.N5:Лист1.N15" chart:label-cell-address="Лист1.N4:Лист1.N4" chart:class="chart:line">
            <chart:data-point chart:repeated="11"/>
          </chart:series>
          <chart:series chart:style-name="ch10" chart:values-cell-range-address="Лист1.O5:Лист1.O15" chart:label-cell-address="Лист1.O4:Лист1.O4" chart:class="chart:line">
            <chart:data-point chart:repeated="11"/>
          </chart:series>
          <chart:series chart:style-name="ch11" chart:values-cell-range-address="Лист1.P5:Лист1.P15" chart:label-cell-address="Лист1.P4:Лист1.P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exLex</text:p>
                <draw:g>
                  <svg:desc>Лист1.N4:Лист1.N4</svg:desc>
                </draw:g>
              </table:table-cell>
              <table:table-cell office:value-type="string">
                <text:p>Regex</text:p>
                <draw:g>
                  <svg:desc>Лист1.O4:Лист1.O4</svg:desc>
                </draw:g>
              </table:table-cell>
              <table:table-cell office:value-type="string">
                <text:p>SMC</text:p>
                <draw:g>
                  <svg:desc>Лист1.P4:Лист1.P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M5:Лист1.M15</svg:desc>
                </draw:g>
              </table:table-cell>
              <table:table-cell office:value-type="float" office:value="0">
                <text:p>0</text:p>
                <draw:g>
                  <svg:desc>Лист1.N5:Лист1.N15</svg:desc>
                </draw:g>
              </table:table-cell>
              <table:table-cell office:value-type="float" office:value="0">
                <text:p>0</text:p>
                <draw:g>
                  <svg:desc>Лист1.O5:Лист1.O15</svg:desc>
                </draw:g>
              </table:table-cell>
              <table:table-cell office:value-type="float" office:value="0">
                <text:p>0</text:p>
                <draw:g>
                  <svg:desc>Лист1.P5:Лист1.P1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